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amian Normal" svg:font-family="'Aramian Normal'" style:font-pitch="variable"/>
    <style:font-face style:name="Open Sans" svg:font-family="'Open Sans'" style:font-pitch="variable"/>
    <style:font-face style:name="Sylfaen" svg:font-family="Sylfa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Sylfaen" fo:font-size="32pt" officeooo:rsid="0015c90a" officeooo:paragraph-rsid="0015c90a" style:font-size-asian="32pt" style:font-size-complex="32pt"/>
    </style:style>
    <style:style style:name="P2" style:family="paragraph" style:parent-style-name="Standard">
      <style:text-properties style:font-name="Sylfaen" officeooo:rsid="0015c90a" officeooo:paragraph-rsid="0015c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ԱաԲբԳգԴդԵեԶզԷէԸըԹթԺժԻիԼլԽխԾծԿկՀհՁձՂղՃճՄմՅյՆնՇշՈոՉչՊպՋջՌռՍսՎվՏտՐրՑցՒւՓփՔքևՕօՖֆ</text:p>
      <text:p text:style-name="P1"/>
      <text:p text:style-name="P1">АаБбВвГгДдЕеЁёЖжЗзИиЙйКкЛлМмНнОоПпРрСсТтУуФфХхЦцЧчШшЩщЪъЫыЬьЭэЮюЯя</text:p>
      <text:p text:style-name="P1"/>
      <text:p text:style-name="P1">AaBbCcDdEeFfGgIiJjKkLlMmNnOoPpQqRrSsTtUuVvWwXxYyZz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amian Normal" svg:font-family="'Aramian Normal'" style:font-pitch="variable"/>
    <style:font-face style:name="Open Sans" svg:font-family="'Open Sans'" style:font-pitch="variable"/>
    <style:font-face style:name="Sylfaen" svg:font-family="Sylfa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2:26:09.350636412</meta:creation-date>
    <dc:date>2016-11-13T04:00:09.604158971</dc:date>
    <meta:editing-duration>PT18M24S</meta:editing-duration>
    <meta:editing-cycles>3</meta:editing-cycles>
    <meta:generator>LibreOffice/5.2.3.3$Linux_X86_64 LibreOffice_project/20m0$Build-3</meta:generator>
    <meta:document-statistic meta:table-count="0" meta:image-count="0" meta:object-count="0" meta:page-count="1" meta:paragraph-count="3" meta:word-count="3" meta:character-count="193" meta:non-whitespace-character-count="193"/>
  </office:meta>
</office:document-meta>
</file>